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eripherals" style:family="table">
      <style:table-properties style:width="17cm" table:align="margins" style:may-break-between-rows="true" table:border-model="collapsing"/>
    </style:style>
    <style:style style:name="Peripherals.A" style:family="table-column">
      <style:table-column-properties style:column-width="2.614cm" style:rel-column-width="10077*"/>
    </style:style>
    <style:style style:name="Peripherals.B" style:family="table-column">
      <style:table-column-properties style:column-width="2.616cm" style:rel-column-width="10083*"/>
    </style:style>
    <style:style style:name="Peripherals.C" style:family="table-column">
      <style:table-column-properties style:column-width="3.923cm" style:rel-column-width="15122*"/>
    </style:style>
    <style:style style:name="Peripherals.D" style:family="table-column">
      <style:table-column-properties style:column-width="2.842cm" style:rel-column-width="10954*"/>
    </style:style>
    <style:style style:name="Peripherals.E" style:family="table-column">
      <style:table-column-properties style:column-width="5.006cm" style:rel-column-width="19299*"/>
    </style:style>
    <style:style style:name="Peripherals.1" style:family="table-row">
      <style:table-row-properties fo:keep-together="auto"/>
    </style:style>
    <style:style style:name="Peripher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ripheral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eripher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eripheral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292cm" style:rel-column-width="20398*"/>
    </style:style>
    <style:style style:name="Table1.B" style:family="table-column">
      <style:table-column-properties style:column-width="2.505cm" style:rel-column-width="9655*"/>
    </style:style>
    <style:style style:name="Table1.C" style:family="table-column">
      <style:table-column-properties style:column-width="2.187cm" style:rel-column-width="8431*"/>
    </style:style>
    <style:style style:name="Table1.D" style:family="table-column">
      <style:table-column-properties style:column-width="7.017cm" style:rel-column-width="27051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336cm" style:rel-column-width="12858*"/>
    </style:style>
    <style:style style:name="Table2.C" style:family="table-column">
      <style:table-column-properties style:column-width="3.316cm" style:rel-column-width="12783*"/>
    </style:style>
    <style:style style:name="Table2.D" style:family="table-column">
      <style:table-column-properties style:column-width="6.1cm" style:rel-column-width="23514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8d1" officeooo:paragraph-rsid="000ec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a0" officeooo:paragraph-rsid="000f9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122" officeooo:paragraph-rsid="000f91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3ea" officeooo:paragraph-rsid="00116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8a6" officeooo:paragraph-rsid="00131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64c" officeooo:paragraph-rsid="001ee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34" officeooo:paragraph-rsid="0020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1be" officeooo:paragraph-rsid="00218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2b4" officeooo:paragraph-rsid="002272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641" officeooo:paragraph-rsid="00230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e442" officeooo:paragraph-rsid="002ae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5a3" officeooo:paragraph-rsid="0014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634" officeooo:paragraph-rsid="002ea6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0f5" officeooo:paragraph-rsid="0030a0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0f5" officeooo:paragraph-rsid="00327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384" officeooo:paragraph-rsid="00327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rsid="000a161f" officeooo:paragraph-rsid="000a161f"/>
    </style:style>
    <style:style style:name="P19" style:family="paragraph" style:parent-style-name="Text_20_body">
      <style:text-properties officeooo:rsid="000c6827" officeooo:paragraph-rsid="000c6827"/>
    </style:style>
    <style:style style:name="P20" style:family="paragraph" style:parent-style-name="Text_20_body">
      <style:text-properties officeooo:rsid="000c6827" officeooo:paragraph-rsid="0018f5ec"/>
    </style:style>
    <style:style style:name="P21" style:family="paragraph" style:parent-style-name="Text_20_body">
      <style:text-properties officeooo:rsid="000ce06e" officeooo:paragraph-rsid="000ce06e"/>
    </style:style>
    <style:style style:name="P22" style:family="paragraph" style:parent-style-name="Text_20_body">
      <style:text-properties officeooo:rsid="0015c7f8" officeooo:paragraph-rsid="001563e7"/>
    </style:style>
    <style:style style:name="P23" style:family="paragraph" style:parent-style-name="Standard">
      <style:text-properties officeooo:rsid="001ee64c" officeooo:paragraph-rsid="001ee64c"/>
    </style:style>
    <style:style style:name="P24" style:family="paragraph" style:parent-style-name="Standard">
      <style:text-properties officeooo:rsid="0025ab67" officeooo:paragraph-rsid="0025ab67"/>
    </style:style>
    <style:style style:name="P25" style:family="paragraph" style:parent-style-name="Table_20_Contents">
      <style:text-properties officeooo:rsid="0025ab67" officeooo:paragraph-rsid="0025ab67"/>
    </style:style>
    <style:style style:name="P26" style:family="paragraph" style:parent-style-name="Standard">
      <style:text-properties officeooo:rsid="00270af8" officeooo:paragraph-rsid="00270af8"/>
    </style:style>
    <style:style style:name="P27" style:family="paragraph" style:parent-style-name="Table_20_Contents">
      <style:text-properties officeooo:rsid="00270af8" officeooo:paragraph-rsid="00270af8"/>
    </style:style>
    <style:style style:name="P28" style:family="paragraph" style:parent-style-name="Table_20_Contents">
      <style:text-properties officeooo:rsid="002181be" officeooo:paragraph-rsid="002181be"/>
    </style:style>
    <style:style style:name="P29" style:family="paragraph" style:parent-style-name="Table_20_Contents">
      <style:text-properties officeooo:rsid="002272b4" officeooo:paragraph-rsid="002272b4"/>
    </style:style>
    <style:style style:name="P30" style:family="paragraph" style:parent-style-name="Table_20_Contents">
      <style:text-properties officeooo:rsid="00230641" officeooo:paragraph-rsid="00230641"/>
    </style:style>
    <style:style style:name="P31" style:family="paragraph" style:parent-style-name="Table_20_Contents">
      <style:text-properties officeooo:rsid="00248e85" officeooo:paragraph-rsid="00248e85"/>
    </style:style>
    <style:style style:name="P32" style:family="paragraph" style:parent-style-name="Table_20_Contents">
      <style:text-properties officeooo:rsid="0027fc55" officeooo:paragraph-rsid="0027fc55"/>
    </style:style>
    <style:style style:name="P33" style:family="paragraph" style:parent-style-name="Table_20_Contents">
      <style:text-properties officeooo:rsid="002ae442" officeooo:paragraph-rsid="002ae442"/>
    </style:style>
    <style:style style:name="P34" style:family="paragraph" style:parent-style-name="Text_20_body">
      <style:text-properties officeooo:rsid="0018f5ec" officeooo:paragraph-rsid="0018f5ec"/>
    </style:style>
    <style:style style:name="P35" style:family="paragraph" style:parent-style-name="Standard">
      <style:text-properties officeooo:rsid="00327384" officeooo:paragraph-rsid="00327384"/>
    </style:style>
    <style:style style:name="P36" style:family="paragraph" style:parent-style-name="Table_20_Contents">
      <style:text-properties officeooo:rsid="0030a0f5" officeooo:paragraph-rsid="0030a0f5"/>
    </style:style>
    <style:style style:name="P37" style:family="paragraph" style:parent-style-name="Text_20_body">
      <style:text-properties officeooo:rsid="000ec8d1" officeooo:paragraph-rsid="000ec8d1"/>
    </style:style>
    <style:style style:name="P38" style:family="paragraph" style:parent-style-name="Text_20_body">
      <style:text-properties officeooo:rsid="002ea634" officeooo:paragraph-rsid="002ea634"/>
    </style:style>
    <style:style style:name="P39" style:family="paragraph" style:parent-style-name="Standard" style:list-style-name="L4">
      <style:text-properties officeooo:rsid="00327384" officeooo:paragraph-rsid="00327384"/>
    </style:style>
    <style:style style:name="P40" style:family="paragraph" style:parent-style-name="Text_20_body" style:list-style-name="L1">
      <style:text-properties officeooo:rsid="000c6827" officeooo:paragraph-rsid="000c6827"/>
    </style:style>
    <style:style style:name="P41" style:family="paragraph" style:parent-style-name="Text_20_body" style:list-style-name="L1">
      <style:text-properties officeooo:rsid="000ce06e" officeooo:paragraph-rsid="000ce06e"/>
    </style:style>
    <style:style style:name="P42" style:family="paragraph" style:parent-style-name="Text_20_body" style:list-style-name="L2">
      <style:text-properties officeooo:rsid="000ce06e" officeooo:paragraph-rsid="000ce06e"/>
    </style:style>
    <style:style style:name="P43" style:family="paragraph" style:parent-style-name="Text_20_body" style:list-style-name="L3">
      <style:text-properties officeooo:rsid="000ce06e" officeooo:paragraph-rsid="000e5bc2"/>
    </style:style>
    <style:style style:name="P44" style:family="paragraph" style:parent-style-name="Text_20_body" style:list-style-name="L3">
      <style:text-properties officeooo:rsid="000ce06e" officeooo:paragraph-rsid="000ce06e"/>
    </style:style>
    <style:style style:name="P45" style:family="paragraph" style:parent-style-name="Text_20_body" style:list-style-name="L3">
      <style:text-properties officeooo:rsid="000ce06e" officeooo:paragraph-rsid="002ae442"/>
    </style:style>
    <style:style style:name="P46" style:family="paragraph" style:parent-style-name="Text_20_body" style:list-style-name="L1">
      <style:text-properties officeooo:rsid="000e5bc2" officeooo:paragraph-rsid="000e5bc2"/>
    </style:style>
    <style:style style:name="P47" style:family="paragraph" style:parent-style-name="Text_20_body" style:list-style-name="L2">
      <style:text-properties officeooo:rsid="000e5bc2" officeooo:paragraph-rsid="000e5bc2"/>
    </style:style>
    <style:style style:name="P48" style:family="paragraph" style:parent-style-name="Text_20_body" style:list-style-name="L3">
      <style:text-properties officeooo:rsid="000e5bc2" officeooo:paragraph-rsid="000e5bc2"/>
    </style:style>
    <style:style style:name="P49" style:family="paragraph" style:parent-style-name="Text_20_body" style:list-style-name="L3">
      <style:text-properties officeooo:rsid="000e5bc2" officeooo:paragraph-rsid="000f9122"/>
    </style:style>
    <style:style style:name="P50" style:family="paragraph" style:parent-style-name="Text_20_body" style:list-style-name="L1">
      <style:text-properties officeooo:rsid="000f9122" officeooo:paragraph-rsid="000f9122"/>
    </style:style>
    <style:style style:name="P51" style:family="paragraph" style:parent-style-name="Text_20_body" style:list-style-name="L2">
      <style:text-properties officeooo:rsid="0015c7f8" officeooo:paragraph-rsid="0015c7f8"/>
    </style:style>
    <style:style style:name="P52" style:family="paragraph" style:parent-style-name="Text_20_body" style:list-style-name="L2">
      <style:text-properties officeooo:rsid="001ee64c" officeooo:paragraph-rsid="001ee64c"/>
    </style:style>
    <style:style style:name="P53" style:family="paragraph" style:parent-style-name="Text_20_body" style:list-style-name="L2">
      <style:text-properties officeooo:rsid="002a76b7" officeooo:paragraph-rsid="002a76b7"/>
    </style:style>
    <style:style style:name="P54" style:family="paragraph" style:parent-style-name="Text_20_body" style:list-style-name="L3">
      <style:text-properties officeooo:rsid="0018f5ec" officeooo:paragraph-rsid="0018f5ec"/>
    </style:style>
    <style:style style:name="P55" style:family="paragraph" style:parent-style-name="Text_20_body" style:list-style-name="L3">
      <style:text-properties officeooo:rsid="001c9ebc" officeooo:paragraph-rsid="001c9ebc"/>
    </style:style>
    <style:style style:name="P56" style:family="paragraph" style:parent-style-name="Text_20_body" style:list-style-name="L3">
      <style:text-properties officeooo:rsid="001563e7" officeooo:paragraph-rsid="001563e7"/>
    </style:style>
    <style:style style:name="P57" style:family="paragraph" style:parent-style-name="Text_20_body" style:list-style-name="L3">
      <style:text-properties officeooo:rsid="001563e7" officeooo:paragraph-rsid="001c9ebc"/>
    </style:style>
    <style:style style:name="P58" style:family="paragraph" style:parent-style-name="Text_20_body" style:list-style-name="L3">
      <style:text-properties officeooo:rsid="000ec8d1" officeooo:paragraph-rsid="000ec8d1"/>
    </style:style>
    <style:style style:name="P59" style:family="paragraph" style:parent-style-name="Text_20_body" style:list-style-name="L3">
      <style:text-properties officeooo:rsid="003470c0" officeooo:paragraph-rsid="003470c0"/>
    </style:style>
    <style:style style:name="T1" style:family="text">
      <style:text-properties officeooo:rsid="000ce06e"/>
    </style:style>
    <style:style style:name="T2" style:family="text">
      <style:text-properties officeooo:rsid="000e5bc2"/>
    </style:style>
    <style:style style:name="T3" style:family="text">
      <style:text-properties officeooo:rsid="000f9122"/>
    </style:style>
    <style:style style:name="T4" style:family="text">
      <style:text-properties officeooo:rsid="001563e7"/>
    </style:style>
    <style:style style:name="T5" style:family="text">
      <style:text-properties officeooo:rsid="0019b3e6"/>
    </style:style>
    <style:style style:name="T6" style:family="text">
      <style:text-properties officeooo:rsid="001b4f6d"/>
    </style:style>
    <style:style style:name="T7" style:family="text">
      <style:text-properties officeooo:rsid="00204434"/>
    </style:style>
    <style:style style:name="T8" style:family="text">
      <style:text-properties officeooo:rsid="00230641"/>
    </style:style>
    <style:style style:name="T9" style:family="text">
      <style:text-properties officeooo:rsid="00248e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8f5ec" style:font-style-asian="italic" style:font-style-complex="italic"/>
    </style:style>
    <style:style style:name="T12" style:family="text">
      <style:text-properties officeooo:rsid="002ae442"/>
    </style:style>
    <style:style style:name="T13" style:family="text">
      <style:text-properties officeooo:rsid="002bd5bb"/>
    </style:style>
    <style:style style:name="T14" style:family="text">
      <style:text-properties officeooo:rsid="002e1179"/>
    </style:style>
    <style:style style:name="T15" style:family="text">
      <style:text-properties officeooo:rsid="0030a0f5"/>
    </style:style>
    <style:style style:name="T16" style:family="text">
      <style:text-properties officeooo:rsid="00327384"/>
    </style:style>
    <style:style style:name="T17" style:family="text">
      <style:text-properties officeooo:rsid="003334ef"/>
    </style:style>
    <style:style style:name="T18" style:family="text">
      <style:text-properties officeooo:rsid="003470c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PPT Overview</text:p>
      <text:p text:style-name="Text_20_body"/>
      <text:p text:style-name="Text_20_body"/>
      <text:p text:style-name="Text_20_body"><draw:frame draw:style-name="fr1" draw:name="Object1" text:anchor-type="char" svg:x="0.58cm" svg:y="-0.134cm" svg:width="15.841cm" svg:height="15.4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18">Main features</text:p>
      <text:list xml:id="list929307835" text:style-name="L1">
        <text:list-item>
          <text:p text:style-name="P40">Accept PV input up to 50V and 15A (500+W). Start with 36V Max (limit is IN<text:span text:style-name="T14">A</text:span>226). Diode prevents back feed of PV (is a MOSFET, so can be overridden).</text:p>
        </text:list-item>
        <text:list-item>
          <text:p text:style-name="P40">Two bi directional buck/boost stages (green hexagons). Boost towards power node, buck towards battery.</text:p>
        </text:list-item>
        <text:list-item>
          <text:p text:style-name="P40">Power node runs at <text:span text:style-name="T1">wired-OR voltage of PV and both batteries.</text:span></text:p>
        </text:list-item>
        <text:list-item>
          <text:p text:style-name="P40">Battery to battery charging capability by source battery boosting to power node voltage.</text:p>
        </text:list-item>
        <text:list-item>
          <text:p text:style-name="P40"><text:soft-page-break/>Current/voltage monitoring of all inputs/outputs <text:span text:style-name="T1">using INA226s on shared I2C line</text:span></text:p>
        </text:list-item>
        <text:list-item>
          <text:p text:style-name="P41">LCD output</text:p>
        </text:list-item>
        <text:list-item>
          <text:p text:style-name="P46">2x control buttons</text:p>
        </text:list-item>
        <text:list-item>
          <text:p text:style-name="P50">1x rotary encoder (+ push) = 3 GPIO</text:p>
        </text:list-item>
        <text:list-item>
          <text:p text:style-name="P46">USB CDC debug port.</text:p>
        </text:list-item>
        <text:list-item>
          <text:p text:style-name="P46">CAN port</text:p>
        </text:list-item>
        <text:list-item>
          <text:p text:style-name="P46">2x control inputs (ADC)</text:p>
        </text:list-item>
        <text:list-item>
          <text:p text:style-name="P46">Thermistor on heatsink. <text:span text:style-name="T3">(ADC)</text:span></text:p>
        </text:list-item>
      </text:list>
      <text:p text:style-name="P19"/>
      <text:p text:style-name="P21">Main parts</text:p>
      <text:list xml:id="list3580873127" text:style-name="L2">
        <text:list-item>
          <text:p text:style-name="P42">CH32V203C8T6 microcontroller at 96 or 144MHz.</text:p>
          <text:list>
            <text:list-item>
              <text:p text:style-name="P42">Gives wide PWM range.</text:p>
            </text:list-item>
            <text:list-item>
              <text:p text:style-name="P42">Rich peripherals</text:p>
            </text:list-item>
            <text:list-item>
              <text:p text:style-name="P42">RISCV, 64kB flash, 20kB RAM.</text:p>
            </text:list-item>
          </text:list>
        </text:list-item>
        <text:list-item>
          <text:p text:style-name="P42">INA226 current/voltage monitoring at approx 2 <text:span text:style-name="T17">m</text:span>sec sampling interval. Common I2C bus.</text:p>
        </text:list-item>
        <text:list-item>
          <text:p text:style-name="P47">MOSFET drivers</text:p>
        </text:list-item>
        <text:list-item>
          <text:p text:style-name="P47">MOSFETS</text:p>
        </text:list-item>
        <text:list-item>
          <text:p text:style-name="P47">Thermistor <text:span text:style-name="T17">or DS18B20 temp sensor.</text:span></text:p>
        </text:list-item>
        <text:list-item>
          <text:p text:style-name="P51">LCD</text:p>
          <text:list>
            <text:list-item>
              <text:p text:style-name="P52">74HC595 serial in parallel out for IO expansion.... <text:span text:style-name="T17">or bitbanged I2C.</text:span></text:p>
            </text:list-item>
          </text:list>
        </text:list-item>
        <text:list-item>
          <text:p text:style-name="P53">EEPROM (128kbytes?)</text:p>
        </text:list-item>
      </text:list>
      <text:p text:style-name="P21"/>
      <text:p text:style-name="P21">Peripherals used</text:p>
      <text:list xml:id="list4218761203" text:style-name="L3">
        <text:list-item>
          <text:p text:style-name="P48">GPIO</text:p>
          <text:list>
            <text:list-item>
              <text:p text:style-name="P54">Out</text:p>
              <text:list>
                <text:list-item>
                  <text:p text:style-name="P54">3x LEDs</text:p>
                </text:list-item>
                <text:list-item>
                  <text:p text:style-name="P54">Fan enable</text:p>
                </text:list-item>
                <text:list-item>
                  <text:p text:style-name="P54">PV FET enable</text:p>
                </text:list-item>
              </text:list>
            </text:list-item>
            <text:list-item>
              <text:p text:style-name="P54">In</text:p>
              <text:list>
                <text:list-item>
                  <text:p text:style-name="P54">2x <text:span text:style-name="T18">rocker</text:span> switches</text:p>
                </text:list-item>
                <text:list-item>
                  <text:p text:style-name="P54">1 x button</text:p>
                </text:list-item>
                <text:list-item>
                  <text:p text:style-name="P54">Rotary encoder + push (3 inputs)</text:p>
                </text:list-item>
              </text:list>
            </text:list-item>
          </text:list>
        </text:list-item>
      </text:list>
      <text:p text:style-name="P22"><text:soft-page-break/></text:p>
      <text:list xml:id="list151803432587128" text:continue-numbering="true" text:style-name="L3">
        <text:list-item>
          <text:p text:style-name="P43">TIM1: Timer with deadband etc and 4 PWM channels.</text:p>
          <text:list>
            <text:list-item>
              <text:p text:style-name="P44">2x PWM control channels for switchers. <text:span text:style-name="T4">(4 pins)</text:span></text:p>
            </text:list-item>
          </text:list>
        </text:list-item>
        <text:list-item>
          <text:p text:style-name="P45">I2C1: <text:s/>(using DMA <text:span text:style-name="T2">Channel 6 TX &amp; Channel 7 RX</text:span>).</text:p>
          <text:list>
            <text:list-item>
              <text:p text:style-name="P45">INA226 monitoring</text:p>
            </text:list-item>
          </text:list>
        </text:list-item>
        <text:list-item>
          <text:p text:style-name="P59">Bitbanged bus?</text:p>
          <text:list>
            <text:list-item>
              <text:p text:style-name="P59">EEPROM</text:p>
            </text:list-item>
            <text:list-item>
              <text:p text:style-name="P59">LCD?</text:p>
            </text:list-item>
          </text:list>
        </text:list-item>
        <text:list-item>
          <text:p text:style-name="P49">ADC1:</text:p>
          <text:list>
            <text:list-item>
              <text:p text:style-name="P49"><text:s/>Node voltage, </text:p>
            </text:list-item>
            <text:list-item>
              <text:p text:style-name="P49"><text:span text:style-name="T3">2x </text:span>control inputs,</text:p>
            </text:list-item>
            <text:list-item>
              <text:p text:style-name="P49">thermistor</text:p>
            </text:list-item>
            <text:list-item>
              <text:p text:style-name="P55">Maybe inputs if needed (R2R)?</text:p>
            </text:list-item>
          </text:list>
        </text:list-item>
        <text:list-item>
          <text:p text:style-name="P48">CAN</text:p>
        </text:list-item>
        <text:list-item>
          <text:p text:style-name="P48">LCD <text:span text:style-name="T6"><text:s/>via 74HC595</text:span></text:p>
          <text:list>
            <text:list-item>
              <text:p text:style-name="P56">4 bits data</text:p>
            </text:list-item>
            <text:list-item>
              <text:p text:style-name="P56">RS (only needed if special chars are used)</text:p>
            </text:list-item>
            <text:list-item>
              <text:p text:style-name="P56">E</text:p>
            </text:list-item>
            <text:list-item>
              <text:p text:style-name="P57">LED control</text:p>
            </text:list-item>
            <text:list-item>
              <text:p text:style-name="P56"><text:span text:style-name="T10">NB: R/W is NOT needed. Tied to GND. </text:span><text:span text:style-name="T11">Write only.</text:span></text:p>
            </text:list-item>
          </text:list>
        </text:list-item>
        <text:list-item>
          <text:p text:style-name="P54"><text:span text:style-name="T5">LCD </text:span>PWM for contrast.</text:p>
        </text:list-item>
        <text:list-item>
          <text:p text:style-name="P58">USB CDC (debug?)</text:p>
        </text:list-item>
        <text:list-item>
          <text:p text:style-name="P58">UART<text:span text:style-name="T12">3</text:span> for debug output (TX only, DMA)</text:p>
        </text:list-item>
      </text:list>
      <text:p text:style-name="P34"/>
      <text:p text:style-name="P20"/>
      <text:h text:style-name="Heading_20_3" text:outline-level="3">Peripheral Pins</text:h>
      <table:table table:name="Peripherals" table:style-name="Peripherals" table:template-name="Default Style">
        <table:table-column table:style-name="Peripherals.A"/>
        <table:table-column table:style-name="Peripherals.B"/>
        <table:table-column table:style-name="Peripherals.C"/>
        <table:table-column table:style-name="Peripherals.D"/>
        <table:table-column table:style-name="Peripherals.E"/>
        <table:table-row table:style-name="Peripherals.1">
          <table:table-cell table:style-name="Peripherals.A1" office:value-type="string">
            <text:p text:style-name="P2">Peripheral</text:p>
          </table:table-cell>
          <table:table-cell table:style-name="Peripherals.A1" office:value-type="string">
            <text:p text:style-name="P2">Pins</text:p>
          </table:table-cell>
          <table:table-cell table:style-name="Peripherals.A1" office:value-type="string">
            <text:p text:style-name="P2">Pin Name</text:p>
          </table:table-cell>
          <table:table-cell table:style-name="Peripherals.A1" office:value-type="string">
            <text:p text:style-name="P2">DMA</text:p>
          </table:table-cell>
          <table:table-cell table:style-name="Peripherals.E1" office:value-type="string">
            <text:p text:style-name="P2">Comment</text:p>
          </table:table-cell>
        </table:table-row>
        <table:table-row table:style-name="Peripherals.1">
          <table:table-cell table:style-name="Peripherals.A2" office:value-type="string">
            <text:p text:style-name="P3">SWD</text:p>
          </table:table-cell>
          <table:table-cell table:style-name="Peripherals.A2" office:value-type="string">
            <text:p text:style-name="P3">34, 37</text:p>
          </table:table-cell>
          <table:table-cell table:style-name="Peripherals.A2" office:value-type="string">
            <text:p text:style-name="P3">PA13, PA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3">Debug</text:p>
          </table:table-cell>
        </table:table-row>
        <table:table-row table:style-name="Peripherals.1">
          <table:table-cell table:style-name="Peripherals.A2" office:value-type="string">
            <text:p text:style-name="P13">TIM1_BKIN</text:p>
          </table:table-cell>
          <table:table-cell table:style-name="Peripherals.A2" office:value-type="string">
            <text:p text:style-name="P13">25</text:p>
          </table:table-cell>
          <table:table-cell table:style-name="Peripherals.A2" office:value-type="string">
            <text:p text:style-name="P13">PB12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3">Needed?</text:p>
          </table:table-cell>
        </table:table-row>
        <table:table-row table:style-name="Peripherals.1">
          <table:table-cell table:style-name="Peripherals.A2" office:value-type="string">
            <text:p text:style-name="P2">TIM1 CH1</text:p>
          </table:table-cell>
          <table:table-cell table:style-name="Peripherals.A2" office:value-type="string">
            <text:p text:style-name="P2">29</text:p>
          </table:table-cell>
          <table:table-cell table:style-name="Peripherals.A2" office:value-type="string">
            <text:p text:style-name="P2">PA8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H</text:p>
          </table:table-cell>
        </table:table-row>
        <table:table-row table:style-name="Peripherals.1">
          <table:table-cell table:style-name="Peripherals.A2" office:value-type="string">
            <text:p text:style-name="P2">TIM1CH1N</text:p>
          </table:table-cell>
          <table:table-cell table:style-name="Peripherals.A2" office:value-type="string">
            <text:p text:style-name="P2">26</text:p>
          </table:table-cell>
          <table:table-cell table:style-name="Peripherals.A2" office:value-type="string">
            <text:p text:style-name="P2">PB13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1 L</text:p>
          </table:table-cell>
        </table:table-row>
        <table:table-row table:style-name="Peripherals.1">
          <table:table-cell table:style-name="Peripherals.A2" office:value-type="string">
            <text:p text:style-name="P2">TIM1CH2</text:p>
          </table:table-cell>
          <table:table-cell table:style-name="Peripherals.A2" office:value-type="string">
            <text:p text:style-name="P2">30</text:p>
          </table:table-cell>
          <table:table-cell table:style-name="Peripherals.A2" office:value-type="string">
            <text:p text:style-name="P2">PA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H</text:p>
          </table:table-cell>
        </table:table-row>
        <text:soft-page-break/>
        <table:table-row table:style-name="Peripherals.1">
          <table:table-cell table:style-name="Peripherals.A2" office:value-type="string">
            <text:p text:style-name="P2">TIM2CH2N</text:p>
          </table:table-cell>
          <table:table-cell table:style-name="Peripherals.A2" office:value-type="string">
            <text:p text:style-name="P2">27</text:p>
          </table:table-cell>
          <table:table-cell table:style-name="Peripherals.A2" office:value-type="string">
            <text:p text:style-name="P2">PB14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>PWM2 L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>CAN </text:p>
          </table:table-cell>
          <table:table-cell table:style-name="Peripherals.A2" office:value-type="string">
            <text:p text:style-name="P3">45, 46</text:p>
          </table:table-cell>
          <table:table-cell table:style-name="Peripherals.A2" office:value-type="string">
            <text:p text:style-name="P3">PB8, PB9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11">TIM3</text:p>
          </table:table-cell>
          <table:table-cell table:style-name="Peripherals.A2" office:value-type="string">
            <text:p text:style-name="P11">19</text:p>
          </table:table-cell>
          <table:table-cell table:style-name="Peripherals.A2" office:value-type="string">
            <text:p text:style-name="P11">PB1</text:p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11">LCD Contrast <text:span text:style-name="T16">PWM</text:span></text:p>
          </table:table-cell>
        </table:table-row>
        <table:table-row table:style-name="Peripherals.1"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2"/>
          </table:table-cell>
          <table:table-cell table:style-name="Peripherals.A2" office:value-type="string">
            <text:p text:style-name="P1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I2C1</text:p>
          </table:table-cell>
          <table:table-cell table:style-name="Peripherals.A2" office:value-type="string">
            <text:p text:style-name="P3">42, 43</text:p>
          </table:table-cell>
          <table:table-cell table:style-name="Peripherals.A2" office:value-type="string">
            <text:p text:style-name="P3">PB6, PB7</text:p>
          </table:table-cell>
          <table:table-cell table:style-name="Peripherals.A2" office:value-type="string">
            <text:p text:style-name="P17">Use interrupts</text:p>
          </table:table-cell>
          <table:table-cell table:style-name="Peripherals.E2" office:value-type="string">
            <text:p text:style-name="P3">INA226 x3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2"/>
          </table:table-cell>
        </table:table-row>
        <table:table-row table:style-name="Peripherals.1">
          <table:table-cell table:style-name="Peripherals.A2" office:value-type="string">
            <text:p text:style-name="P3">USBD</text:p>
          </table:table-cell>
          <table:table-cell table:style-name="Peripherals.A2" office:value-type="string">
            <text:p text:style-name="P3">32, 33</text:p>
          </table:table-cell>
          <table:table-cell table:style-name="Peripherals.A2" office:value-type="string">
            <text:p text:style-name="P3">PA11, PA12</text:p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>CDC <text:s/>port</text:p>
          </table:table-cell>
        </table:table-row>
        <table:table-row table:style-name="Peripherals.1"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A2" office:value-type="string">
            <text:p text:style-name="P3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4">USART<text:span text:style-name="T7">3</text:span></text:p>
          </table:table-cell>
          <table:table-cell table:style-name="Peripherals.A2" office:value-type="string">
            <text:p text:style-name="P8">21,22</text:p>
          </table:table-cell>
          <table:table-cell table:style-name="Peripherals.A2" office:value-type="string">
            <text:p text:style-name="P8">PB10,PB11</text:p>
          </table:table-cell>
          <table:table-cell table:style-name="Peripherals.A2" office:value-type="string">
            <text:p text:style-name="P8">2,3</text:p>
          </table:table-cell>
          <table:table-cell table:style-name="Peripherals.E2" office:value-type="string">
            <text:p text:style-name="P17">Debug/logging</text:p>
          </table:table-cell>
        </table:table-row>
        <table:table-row table:style-name="Peripherals.1"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5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>1</text:p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6">ADC</text:p>
          </table:table-cell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9">PA0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7">Node voltage</text:p>
          </table:table-cell>
        </table:table-row>
        <table:table-row table:style-name="Peripherals.1">
          <table:table-cell table:style-name="Peripherals.A2" office:value-type="string">
            <text:p text:style-name="P8">ADC</text:p>
          </table:table-cell>
          <table:table-cell table:style-name="Peripherals.A2" office:value-type="string">
            <text:p text:style-name="P8"/>
          </table:table-cell>
          <table:table-cell table:style-name="Peripherals.A2" office:value-type="string">
            <text:p text:style-name="P9">PA1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4">Control</text:p>
          </table:table-cell>
        </table:table-row>
        <table:table-row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9"/>
          </table:table-cell>
          <table:table-cell table:style-name="Peripherals.A2" office:value-type="string">
            <text:p text:style-name="P9">PA2*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4">Thermistor/<text:span text:style-name="T18">DS18B20</text:span></text:p>
          </table:table-cell>
        </table:table-row>
        <table:table-row table:style-name="Peripherals.1">
          <table:table-cell table:style-name="Peripherals.A2" office:value-type="string">
            <text:p text:style-name="P9">ADC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9">PA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0">Button/<text:span text:style-name="T8">Switch</text:span> R2R</text:p>
          </table:table-cell>
        </table:table-row>
        <table:table-row table:style-name="Peripherals.1">
          <table:table-cell table:style-name="Peripherals.A2" office:value-type="string">
            <text:p text:style-name="P7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3"/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C13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5">Maybe bitbanged I2C for EEPROM/<text:span text:style-name="T16">LCD?</text:span></text:p>
          </table:table-cell>
        </table:table-row>
        <table:table-row table:style-name="Peripherals.1">
          <table:table-cell table:style-name="Peripherals.A2" office:value-type="string">
            <text:p text:style-name="P12">Unassigned</text:p>
          </table:table-cell>
          <table:table-cell table:style-name="Peripherals.A2" office:value-type="string">
            <text:p text:style-name="P4"/>
          </table:table-cell>
          <table:table-cell table:style-name="Peripherals.A2" office:value-type="string">
            <text:p text:style-name="P12">PA4</text:p>
          </table:table-cell>
          <table:table-cell table:style-name="Peripherals.A2" office:value-type="string">
            <text:p text:style-name="P5"/>
          </table:table-cell>
          <table:table-cell table:style-name="Peripherals.E2" office:value-type="string">
            <text:p text:style-name="P16">Maybe bitbanged I2C for EEPROM/<text:span text:style-name="T16">LCD</text:span>?</text:p>
          </table:table-cell>
        </table:table-row>
      </table:table>
      <text:p text:style-name="P37"/>
      <text:p text:style-name="P38">(*)Note that PA2 is used for the thermistor because that is also USART2_TX. That allows this pin to alternatively be used with a DS18B20 <text:span text:style-name="T16">1-wire thermometer.</text:span></text:p>
      <text:h text:style-name="Heading_20_4" text:outline-level="4">GPIO Assign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<text:span text:style-name="T15">Solar p</text:span>anel Diode bypass</text:p>
          </table:table-cell>
          <table:table-cell table:style-name="Table1.A1" office:value-type="string">
            <text:p text:style-name="P33">Out</text:p>
          </table:table-cell>
          <table:table-cell table:style-name="Table1.A1" office:value-type="string">
            <text:p text:style-name="P33">PA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8">Fan out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9">Exp Data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5</text:p>
          </table:table-cell>
          <table:table-cell table:style-name="Table1.A1" office:value-type="string">
            <text:p text:style-name="P36">Expansion 74HC595</text:p>
          </table:table-cell>
        </table:table-row>
        <table:table-row>
          <table:table-cell table:style-name="Table1.A1" office:value-type="string">
            <text:p text:style-name="P29">Exp <text:span text:style-name="T13">Serial Clock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4</text:p>
          </table:table-cell>
          <table:table-cell table:style-name="Table1.A1" office:value-type="string">
            <text:p text:style-name="P36">Expansion 74HC595</text:p>
          </table:table-cell>
        </table:table-row>
        <table:table-row>
          <table:table-cell table:style-name="Table1.A1" office:value-type="string">
            <text:p text:style-name="P29">Exp <text:span text:style-name="T13">Out Clock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B3</text:p>
          </table:table-cell>
          <table:table-cell table:style-name="Table1.A1" office:value-type="string">
            <text:p text:style-name="P36">Expansion 74HC595</text:p>
          </table:table-cell>
        </table:table-row>
        <table:table-row>
          <table:table-cell table:style-name="Table1.A1" office:value-type="string">
            <text:p text:style-name="P30">Debug LED<text:span text:style-name="T9">0</text:span>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0">PA1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>Debug LED1</text:p>
          </table:table-cell>
          <table:table-cell table:style-name="Table1.A1" office:value-type="string">
            <text:p text:style-name="P31">Out</text:p>
          </table:table-cell>
          <table:table-cell table:style-name="Table1.A1" office:value-type="string">
            <text:p text:style-name="P31">PB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>Rotation A</text:p>
          </table:table-cell>
          <table:table-cell table:style-name="Table1.A1" office:value-type="string">
            <text:p text:style-name="P31">In</text:p>
          </table:table-cell>
          <table:table-cell table:style-name="Table1.A1" office:value-type="string">
            <text:p text:style-name="P31">PA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5">Rotation B</text:p>
          </table:table-cell>
          <table:table-cell table:style-name="Table1.A1" office:value-type="string">
            <text:p text:style-name="P31">In</text:p>
          </table:table-cell>
          <table:table-cell table:style-name="Table1.A1" office:value-type="string">
            <text:p text:style-name="P31">PA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3"/>
      <text:p text:style-name="P23"/>
      <text:h text:style-name="Heading_20_3" text:outline-level="3"><text:soft-page-break/>R2R Switches <text:span text:style-name="T16">(ADC PA3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Sw 0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">Sw 1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">Rotation press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5">Button press</text:p>
          </table:table-cell>
          <table:table-cell table:style-name="Table2.A1" office:value-type="string">
            <text:p text:style-name="P32">I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4"/>
      <text:h text:style-name="Heading_20_3" text:outline-level="3">Expansion Output via 74HC595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7">LCD D4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D5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D6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D7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R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LCD Backligh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26"/>
      <text:p text:style-name="P26"/>
      <text:p text:style-name="P26"/>
      <text:p text:style-name="P26"/>
      <text:h text:style-name="Heading_20_1" text:outline-level="1">Alternatives</text:h>
      <text:list xml:id="list3852441367" text:style-name="L4">
        <text:list-item>
          <text:p text:style-name="P39">Use bit-banged I2C instead of expansion for LCD.. This would save some pins, but make the LCD access a bit slower – likely does not matter.</text:p>
        </text:list-item>
        <text:list-item>
          <text:p text:style-name="P39">Consider some Charlieplexing for UI LEDs and button inputs. Three GPIOs give 6x inputs or outputs.</text:p>
        </text:list-item>
      </text:list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35:03.788988545</meta:creation-date>
    <meta:generator>LibreOffice/7.3.7.2$Linux_X86_64 LibreOffice_project/30$Build-2</meta:generator>
    <dc:date>2024-05-26T15:18:03.018047855</dc:date>
    <meta:editing-duration>P1DT20H57M13S</meta:editing-duration>
    <meta:editing-cycles>10</meta:editing-cycles>
    <meta:document-statistic meta:table-count="4" meta:image-count="0" meta:object-count="1" meta:page-count="5" meta:paragraph-count="181" meta:word-count="580" meta:character-count="2909" meta:non-whitespace-character-count="2559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1.25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38cm" fo:min-width="0.13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2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cm" svg:x="1.75cm" svg:y="2cm">
          <text:p text:style-name="P1"><text:span text:style-name="T1">PV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6.5cm">
          <text:p text:style-name="P1"><text:span text:style-name="T1">Battery</text:span><text:span text:style-name="T1"><text:line-break/>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2cm" svg:x="10.5cm" svg:y="3.75cm">
          <text:p text:style-name="P1"><text:span text:style-name="T1">Battery</text:span><text:span text:style-name="T1"><text:line-break/>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5cm" svg:y1="4cm" svg:x2="2.75cm" svg:y2="5.25cm">
          <text:p/>
        </draw:line>
        <draw:line draw:style-name="gr2" draw:text-style-name="P2" draw:layer="layout" svg:x1="5.75cm" svg:y1="5.25cm" svg:x2="2.75cm" svg:y2="5.25cm">
          <text:p/>
        </draw:line>
        <draw:custom-shape draw:style-name="gr3" draw:text-style-name="P1" draw:layer="layout" svg:width="1.75cm" svg:height="2.25cm" svg:x="5.25cm" svg:y="4.75cm">
          <text:p text:style-name="P1"><text:span text:style-name="T1">Power</text:span><text:span text:style-name="T1"><text:line-break/></text:span><text:span text:style-name="T1">no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5cm" svg:x2="10.5cm" svg:y2="5cm">
          <text:p/>
        </draw:line>
        <draw:line draw:style-name="gr4" draw:text-style-name="P3" draw:layer="layout" svg:x1="7cm" svg:y1="6.75cm" svg:x2="10.5cm" svg:y2="6.75cm">
          <text:p/>
        </draw:line>
        <draw:custom-shape draw:style-name="gr5" draw:text-style-name="P4" draw:layer="layout" svg:width="1cm" svg:height="1cm" svg:x="7.5cm" svg:y="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1cm" svg:height="1cm" svg:x="8.25cm" svg:y="6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3" draw:layer="layout" svg:width="0.5cm" svg:height="0.5cm" svg:x="9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9.5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2.458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3" draw:layer="layout" svg:width="0.105cm" svg:height="0.737cm" svg:x="4.394cm" svg:y="4.85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9" draw:text-style-name="P3" draw:layer="layout" svg:width="0.663cm" svg:height="0.744cm" draw:transform="skewX (-0.00541052068118236) rotate (-0.717155789644471) translate (3.867cm 4.749cm)">
            <text:p/>
  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  </draw:custom-shape>
        </draw:g>
        <draw:line draw:style-name="gr2" draw:text-style-name="P2" draw:layer="layout" svg:x1="6cm" svg:y1="7cm" svg:x2="6cm" svg:y2="9cm">
          <text:p/>
        </draw:line>
        <draw:g>
          <draw:custom-shape draw:style-name="gr10" draw:text-style-name="P3" draw:layer="layout" svg:width="0.11cm" svg:height="0.774cm" draw:transform="skewX (-0.00383972435438753) rotate (-1.58894775101564) translate (6.344cm 8.13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3" draw:layer="layout" svg:width="0.698cm" svg:height="0.783cm" draw:transform="skewX (-0.00261799387799157) rotate (-2.30034395412853) translate (6.5cm 7.586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12" draw:text-style-name="P6" draw:layer="layout" svg:width="2cm" svg:height="1.5cm" svg:x="5cm" svg:y="9cm">
          <text:p text:style-name="P6"><text:span text:style-name="T1">5V/3V3</text:span><text:span text:style-name="T1"><text:line-break/></text:span><text:span text:style-name="T1">Re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